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cm" fo:min-width="8.75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7.62cm" svg:x="4.81cm" svg:y="2.27cm">
          <text:p text:style-name="P1">Shanika Darshani</text:p>
          <text:p text:style-name="P1">1702050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40:29.945797707</meta:creation-date>
    <dc:date>2018-02-19T14:43:24.412493129</dc:date>
    <meta:editing-duration>PT2M5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